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65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7.2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538cm"/>
    </style:style>
    <style:style style:name="co7" style:family="table-column">
      <style:table-column-properties fo:break-before="auto" style:column-width="3.759cm"/>
    </style:style>
    <style:style style:name="co9" style:family="table-column">
      <style:table-column-properties fo:break-before="auto" style:column-width="6.274cm"/>
    </style:style>
    <style:style style:name="co10" style:family="table-column">
      <style:table-column-properties fo:break-before="auto" style:column-width="7.2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color="#000000" style:font-name="Liberation Sans" fo:font-weight="bold" style:font-name-asian="Droid Sans" style:font-weight-asian="bold" style:font-name-complex="FreeSans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0080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" style:font-name-complex="FreeSans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color="#000080" style:font-name="Liberation Sans" style:font-name-asian="Droid Sans" style:font-name-complex="FreeSans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color="#000080"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Droid Sans" style:font-weight-asian="normal" style:font-name-complex="FreeSans" style:font-weight-complex="normal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name-asian="Droid Sans" style:font-weight-asian="bold" style:font-name-complex="FreeSans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Droid Sans" style:font-name-complex="FreeSans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Droid Sans" style:font-name-complex="FreeSans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>
      <style:table-cell-properties fo:border="none"/>
      <style:text-properties style:font-name="Liberation Sans" style:font-name-asian="Droid Sans" style:font-name-complex="FreeSans"/>
    </style:style>
    <style:style style:name="ce29" style:family="table-cell" style:parent-style-name="Default">
      <style:text-properties style:font-name="Liberation Sans" style:font-name-asian="Droid Sans" style:font-name-complex="FreeSans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Droid Sans" style:font-name-complex="FreeSans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LFY_base.db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2" office:value-type="string">
            <text:p>Tables</text:p>
          </table:table-cell>
          <table:table-cell table:style-name="ce18" office:value-type="string">
            <text:p>involved protein</text:p>
          </table:table-cell>
          <table:table-cell table:style-name="ce26" office:value-type="string">
            <text:p>references</text:p>
          </table:table-cell>
          <table:table-cell table:style-name="ce26" office:value-type="string">
            <text:p>plant age</text:p>
          </table:table-cell>
          <table:table-cell table:style-name="ce26" office:value-type="string">
            <text:p>plant part</text:p>
          </table:table-cell>
          <table:table-cell table:style-name="ce26" office:value-type="string">
            <text:p>Biological replicates</text:p>
          </table:table-cell>
          <table:table-cell table:style-name="ce26" office:value-type="string">
            <text:p>Normalisation</text:p>
          </table:table-cell>
          <table:table-cell table:style-name="ce31" office:value-type="string">
            <text:p>Differentially expressed genes method</text:p>
          </table:table-cell>
        </table:table-row>
        <table:table-row table:style-name="ro4">
          <table:table-cell table:style-name="ce3" office:value-type="string">
            <text:p>microarrays_GSE911</text:p>
          </table:table-cell>
          <table:table-cell table:style-name="ce19" office:value-type="string">
            <text:p>LFY</text:p>
          </table:table-cell>
          <table:table-cell table:style-name="ce27" office:value-type="string">
            <text:p>William, 2003, PNAS</text:p>
          </table:table-cell>
          <table:table-cell office:value-type="string">
            <text:p>9 day old seedlings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office:value-type="string">
            <text:p>gcRMA</text:p>
          </table:table-cell>
          <table:table-cell table:style-name="ce22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GSE28062</text:p>
          </table:table-cell>
          <table:table-cell table:style-name="ce13" office:value-type="string">
            <text:p>LFY</text:p>
          </table:table-cell>
          <table:table-cell office:value-type="string">
            <text:p>Winter, 2011, Developmental Cell</text:p>
          </table:table-cell>
          <table:table-cell table:style-name="ce29" office:value-type="string">
            <text:p>9 day old seedlings</text:p>
          </table:table-cell>
          <table:table-cell office:value-type="string">
            <text:p>shoot apices</text:p>
          </table:table-cell>
          <table:table-cell office:value-type="float" office:value="4">
            <text:p>4</text:p>
          </table:table-cell>
          <table:table-cell table:style-name="ce29" office:value-type="string">
            <text:p>gcRMA</text:p>
          </table:table-cell>
          <table:table-cell table:style-name="ce23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Chahtane</text:p>
          </table:table-cell>
          <table:table-cell table:style-name="ce13" office:value-type="string">
            <text:p>LFY</text:p>
          </table:table-cell>
          <table:table-cell office:value-type="string">
            <text:p>Chahtane, 2013, The Plant Journal</text:p>
          </table:table-cell>
          <table:table-cell table:style-name="ce29" office:value-type="string">
            <text:p>21 day old seedlings</text:p>
          </table:table-cell>
          <table:table-cell office:value-type="string">
            <text:p>all</text:p>
          </table:table-cell>
          <table:table-cell office:value-type="float" office:value="3">
            <text:p>3</text:p>
          </table:table-cell>
          <table:table-cell table:style-name="ce29" office:value-type="string">
            <text:p>gcRMA</text:p>
          </table:table-cell>
          <table:table-cell table:style-name="ce23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GSE576</text:p>
          </table:table-cell>
          <table:table-cell table:style-name="ce13" office:value-type="string">
            <text:p>LFY</text:p>
          </table:table-cell>
          <table:table-cell office:value-type="string">
            <text:p>Schmid, 2003, Development</text:p>
          </table:table-cell>
          <table:table-cell office:value-type="string">
            <text:p>30 day old seedlings</text:p>
          </table:table-cell>
          <table:table-cell office:value-type="string">
            <text:p>shoot apices</text:p>
          </table:table-cell>
          <table:table-cell office:value-type="float" office:value="2">
            <text:p>2</text:p>
          </table:table-cell>
          <table:table-cell table:style-name="ce29" office:value-type="string">
            <text:p>MAS 5.0</text:p>
          </table:table-cell>
          <table:table-cell table:style-name="ce23" office:value-type="string">
            <text:p>RankProduct</text:p>
          </table:table-cell>
        </table:table-row>
        <table:table-row table:style-name="ro4">
          <table:table-cell table:style-name="ce4" office:value-type="string">
            <text:p>microarrays_GSE96799</text:p>
          </table:table-cell>
          <table:table-cell table:style-name="ce13" office:value-type="string">
            <text:p>LFY</text:p>
          </table:table-cell>
          <table:table-cell office:value-type="string">
            <text:p>Goslin, Wellmer 2017, Plant Physiology</text:p>
          </table:table-cell>
          <table:table-cell table:style-name="ce29" office:value-type="string">
            <text:p>4 week-old</text:p>
          </table:table-cell>
          <table:table-cell office:value-type="string">
            <text:p>inflorescence tissue</text:p>
          </table:table-cell>
          <table:table-cell office:value-type="string">
            <text:p>&gt;3</text:p>
          </table:table-cell>
          <table:table-cell office:value-type="string">
            <text:p>substract, loess and aquantile method</text:p>
          </table:table-cell>
          <table:table-cell table:style-name="ce22" office:value-type="string">
            <text:p>Limma</text:p>
          </table:table-cell>
        </table:table-row>
        <table:table-row table:style-name="ro4">
          <table:table-cell table:style-name="ce4" office:value-type="string">
            <text:p>ChIP_Seq_GSE96806</text:p>
          </table:table-cell>
          <table:table-cell table:style-name="ce13" office:value-type="string">
            <text:p>LFY</text:p>
          </table:table-cell>
          <table:table-cell table:style-name="ce28" office:value-type="string">
            <text:p>Goslin, Wellmer 2017, Plant Physiology</text:p>
          </table:table-cell>
          <table:table-cell table:style-name="ce28" office:value-type="string">
            <text:p>4 week-old</text:p>
          </table:table-cell>
          <table:table-cell table:style-name="ce28" office:value-type="string">
            <text:p>inflorescence tissue</text:p>
          </table:table-cell>
          <table:table-cell table:style-name="ce13" office:value-type="string">
            <text:p>&gt;3</text:p>
          </table:table-cell>
          <table:table-cell table:style-name="ce13"/>
          <table:table-cell table:style-name="ce22"/>
        </table:table-row>
        <table:table-row table:style-name="ro4">
          <table:table-cell table:style-name="ce4" office:value-type="string">
            <text:p>ChIP_Seq_GSE20176</text:p>
          </table:table-cell>
          <table:table-cell table:style-name="ce13" office:value-type="string">
            <text:p>AP1</text:p>
          </table:table-cell>
          <table:table-cell table:style-name="ce13" office:value-type="string">
            <text:p>Kaufmann, 2010, Science</text:p>
          </table:table-cell>
          <table:table-cell table:style-name="ce28" office:value-type="string">
            <text:p>4 week-old</text:p>
          </table:table-cell>
          <table:table-cell table:style-name="ce28" office:value-type="string">
            <text:p>inflorescence tissue</text:p>
          </table:table-cell>
          <table:table-cell table:style-name="ce13" office:value-type="string">
            <text:p>&gt;3</text:p>
          </table:table-cell>
          <table:table-cell table:style-name="ce13"/>
          <table:table-cell table:style-name="ce22"/>
        </table:table-row>
        <table:table-row table:style-name="ro4">
          <table:table-cell table:style-name="ce4" office:value-type="string">
            <text:p>ChIP_Seq_GSE24568</text:p>
          </table:table-cell>
          <table:table-cell table:style-name="ce13" office:value-type="string">
            <text:p>LFY</text:p>
          </table:table-cell>
          <table:table-cell table:style-name="ce13" office:value-type="string">
            <text:p>Moyroud, 2011, The Plant Cell</text:p>
          </table:table-cell>
          <table:table-cell table:style-name="ce28" office:value-type="string">
            <text:p>15-day-old</text:p>
          </table:table-cell>
          <table:table-cell table:style-name="ce28" office:value-type="string">
            <text:p>seedlings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2"/>
        </table:table-row>
        <table:table-row table:style-name="ro4">
          <table:table-cell table:style-name="ce5" office:value-type="string">
            <text:p>ChIP_Seq_GSE46986</text:p>
          </table:table-cell>
          <table:table-cell table:style-name="ce20" office:value-type="string">
            <text:p>SEP3 and AP1</text:p>
          </table:table-cell>
          <table:table-cell table:style-name="ce20" office:value-type="string">
            <text:p>Pajoro, 2014, Genome Biol</text:p>
          </table:table-cell>
          <table:table-cell table:style-name="ce30" office:value-type="string">
            <text:p>4-week-old</text:p>
          </table:table-cell>
          <table:table-cell table:style-name="ce30" office:value-type="string">
            <text:p>shoot apex</text:p>
          </table:table-cell>
          <table:table-cell table:style-name="ce20" office:value-type="float" office:value="4">
            <text:p>4</text:p>
          </table:table-cell>
          <table:table-cell table:style-name="ce20"/>
          <table:table-cell table:style-name="ce24"/>
        </table:table-row>
        <table:table-row table:style-name="ro4">
          <table:table-cell table:number-columns-repeated="8"/>
        </table:table-row>
        <table:table-row table:style-name="ro2">
          <table:table-cell table:style-name="ce6" office:value-type="string">
            <text:p>Table description</text:p>
          </table:table-cell>
          <table:table-cell table:style-name="ce6"/>
          <table:table-cell table:number-columns-repeated="6"/>
        </table:table-row>
        <table:table-row table:style-name="ro4">
          <table:table-cell table:style-name="ce7" office:value-type="string">
            <text:p>microarrays_GSE911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8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35sLFY_LER</text:p>
          </table:table-cell>
          <table:table-cell table:style-name="ce23" office:value-type="string">
            <text:p>35S::LFY Ler vs WT Le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35sLFY_LER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35sLFY_LER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Dex_mock</text:p>
          </table:table-cell>
          <table:table-cell table:style-name="ce22" office:value-type="string">
            <text:p>35S::LFY-GR Ler dexa vs LFY-GR Le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Dex_mock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Dex_mock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DexCyclo_cyclo</text:p>
          </table:table-cell>
          <table:table-cell table:style-name="ce23" office:value-type="string">
            <text:p>35S::LFY-GR Ler dexa+cyclo vs LFY-GR Ler Cyclo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DexCyclo_cyclo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DexCyclo_cyclo_up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9" office:value-type="string">
            <text:p>microarrays_GSE28062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8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LFYGR_WT</text:p>
          </table:table-cell>
          <table:table-cell table:style-name="ce22" office:value-type="string">
            <text:p>35S::LFY-GR Ler Dexa vs WT Ler Dexa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LFYGR_WT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LFYGR_WT_up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microarrays_Chahtane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12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SP1_col</text:p>
          </table:table-cell>
          <table:table-cell table:style-name="ce23" office:value-type="string">
            <text:p>35S::LFY Col vs WT Col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SP1_col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SP1_col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SP3_col</text:p>
          </table:table-cell>
          <table:table-cell table:style-name="ce23" office:value-type="string">
            <text:p>35S::LFYhara Col vs WT Col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SP3_col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SP3_col_up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microarrays_GSE576</text:p>
          </table:table-cell>
          <table:table-cell table:style-name="ce25" office:value-type="string">
            <text:p>WT vs lfy-12</text:p>
          </table:table-cell>
          <table:table-cell table:number-columns-repeated="6"/>
        </table:table-row>
        <table:table-row table:style-name="ro4">
          <table:table-cell table:style-name="ce12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Col_0DAF_vs_lfy_0DAF</text:p>
          </table:table-cell>
          <table:table-cell table:style-name="ce23" office:value-type="string">
            <text:p>0 day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_0DAF_vs_lfy_0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3" office:value-type="string">
            <text:p>Pvalue_Col_0DAF_vs_lfy_0DAF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3" office:value-type="string">
            <text:p>FC_Col3DAF_lfy3DAF</text:p>
          </table:table-cell>
          <table:table-cell table:style-name="ce23" office:value-type="string">
            <text:p>3 days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3DAF_lfy3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Col3DAF_lfy3DAF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Col_5DAF_vs_lfy_5DAF</text:p>
          </table:table-cell>
          <table:table-cell table:style-name="ce22" office:value-type="string">
            <text:p>5 days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_5DAF_vs_lfy_5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value_Col_5DAF_vs_lfy_5DAF_up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Col_7DAF_vs_lfy_7DAF</text:p>
          </table:table-cell>
          <table:table-cell table:style-name="ce23" office:value-type="string">
            <text:p>7 days after shift to long day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Col_7DAF_vs_lfy_7DAF_dow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value_Col_7DAF_vs_lfy_7DAF_up</text:p>
          </table:table-cell>
          <table:table-cell table:style-name="ce24"/>
          <table:table-cell table:number-columns-repeated="6"/>
        </table:table-row>
        <table:table-row table:style-name="ro4" table:number-rows-repeated="7">
          <table:table-cell table:number-columns-repeated="8"/>
        </table:table-row>
        <table:table-row table:style-name="ro4">
          <table:table-cell table:style-name="ce11" office:value-type="string">
            <text:p>microarrays_GSE96799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12" office:value-type="string">
            <text:p>Locus_Identifie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th1_probe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0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0h</text:p>
          </table:table-cell>
          <table:table-cell table:style-name="ce23" office:value-type="string">
            <text:p>p35S:LFY-GR dexa ap1-1 cal-1 vs <text:s/>p35S:LFY-GR ap1-1 cal-1, tissue collected after 0 hour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0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0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0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0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2h</text:p>
          </table:table-cell>
          <table:table-cell table:style-name="ce22" office:value-type="string">
            <text:p>tissue collected after 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2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2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2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4h</text:p>
          </table:table-cell>
          <table:table-cell table:style-name="ce23" office:value-type="string">
            <text:p>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4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4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4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4h, 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4h, 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4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4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8h</text:p>
          </table:table-cell>
          <table:table-cell table:style-name="ce23" office:value-type="string">
            <text:p>tissue collected after 8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8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8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8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8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1_12h</text:p>
          </table:table-cell>
          <table:table-cell table:style-name="ce23" office:value-type="string">
            <text:p>tissue collected after 12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1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2_12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2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4_12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4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5_12h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5_12h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1</text:p>
          </table:table-cell>
          <table:table-cell table:style-name="ce23" office:value-type="string">
            <text:p>p35S:LFY-GR dexa+cyclo ap1-1 cal-1 vs <text:s/>p35S:LFY-GRcyclo ap1-1 cal-1, tissue collected after 4 hour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Infloresence_Cyclohexamide_treatment_3h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2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Infloresence_Cyclohexamide_treatment_3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3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value_Infloresence_Cyclohexamide_treatment_3h_3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C_Infloresence_Cyclohexamide_treatment_3h_4</text:p>
          </table:table-cell>
          <table:table-cell table:style-name="ce23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Infloresence_Cyclohexamide_treatment_3h_4</text:p>
          </table:table-cell>
          <table:table-cell table:style-name="ce24"/>
          <table:table-cell table:number-columns-repeated="6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11" office:value-type="string">
            <text:p>ChIP_Seq_GSE96806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14" office:value-type="string">
            <text:p>Nearest_PromoterID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15" office:value-type="string">
            <text:p>Annotation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Start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End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eak_Score</text:p>
          </table:table-cell>
          <table:table-cell table:style-name="ce24" office:value-type="string">
            <text:p>collected tissue from 35S:LFY-GR ap1-1 Cal-1, 4h after dexa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ChIP_Seq_GSE20176</text:p>
          </table:table-cell>
          <table:table-cell table:style-name="ce21"/>
          <table:table-cell table:number-columns-repeated="6"/>
        </table:table-row>
        <table:table-row table:style-name="ro4">
          <table:table-cell table:style-name="ce4" office:value-type="string">
            <text:p>lengthRead_AP1_GR_2h_1</text:p>
          </table:table-cell>
          <table:table-cell table:style-name="ce22" office:value-type="string">
            <text:p>AP1-GR_2h_induced_sample_1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2h_1,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2h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os_AP1_GR_2h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lengthRead_AP1_GR_2h_2</text:p>
          </table:table-cell>
          <table:table-cell table:style-name="ce22" office:value-type="string">
            <text:p>AP1-GR_2h_induced_sample_2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2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2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os_AP1_GR_2h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lengthRead_AP1_GR_uninduced_1</text:p>
          </table:table-cell>
          <table:table-cell table:style-name="ce22" office:value-type="string">
            <text:p>AP1-GR_uninduced_control_1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uninduced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uninduced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os_AP1_GR_uninduced_1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lengthRead_AP1_GR_uninduced_2</text:p>
          </table:table-cell>
          <table:table-cell table:style-name="ce22" office:value-type="string">
            <text:p>AP1-GR_uninduced_control_2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trand_AP1_GR_uninduced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chr_AP1_GR_uninduced_2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pos_AP1_GR_uninduced_2</text:p>
          </table:table-cell>
          <table:table-cell table:style-name="ce24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1" office:value-type="string">
            <text:p>ChIP_Seq_GSE24568</text:p>
          </table:table-cell>
          <table:table-cell table:style-name="ce21" office:value-type="string">
            <text:p>15-d-old 35S:LFY and Columbia-0</text:p>
          </table:table-cell>
          <table:table-cell table:number-columns-repeated="6"/>
        </table:table-row>
        <table:table-row table:style-name="ro4">
          <table:table-cell table:style-name="ce4" office:value-type="string">
            <text:p>id</text:p>
          </table:table-cell>
          <table:table-cell table:style-name="ce22" office:value-type="string">
            <text:p>A unique ID for the peak region in this experiment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</text:p>
          </table:table-cell>
          <table:table-cell table:style-name="ce22" office:value-type="string">
            <text:p>Chromosome number; 6=chloroplast, 7=mitochondrium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os</text:p>
          </table:table-cell>
          <table:table-cell table:style-name="ce22" office:value-type="string">
            <text:p>Starting position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size</text:p>
          </table:table-cell>
          <table:table-cell table:style-name="ce22" office:value-type="string">
            <text:p>Size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orp_rank</text:p>
          </table:table-cell>
          <table:table-cell table:style-name="ce22" office:value-type="string">
            <text:p>Rankproduct rank</text:p>
          </table:table-cell>
          <table:table-cell table:number-columns-repeated="6"/>
        </table:table-row>
        <table:table-row table:style-name="ro4">
          <table:table-cell table:style-name="ce4" office:value-type="string">
            <text:p>log2_orp</text:p>
          </table:table-cell>
          <table:table-cell table:style-name="ce22" office:value-type="string">
            <text:p>Log2 of the rank product calculated from the 2 q-value column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fdr_bh_q1</text:p>
          </table:table-cell>
          <table:table-cell table:style-name="ce22" office:value-type="string">
            <text:p>Benjamini-Hochberg FDR for the first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fdr_bh_q2</text:p>
          </table:table-cell>
          <table:table-cell table:style-name="ce22" office:value-type="string">
            <text:p>Benjamini-Hochberg FDR for the 2nd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hip1</text:p>
          </table:table-cell>
          <table:table-cell table:style-name="ce22" office:value-type="string">
            <text:p>Sample read count for the first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hip2</text:p>
          </table:table-cell>
          <table:table-cell table:style-name="ce22" office:value-type="string">
            <text:p>Sample read count for the 2nd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trl1</text:p>
          </table:table-cell>
          <table:table-cell table:style-name="ce22" office:value-type="string">
            <text:p>Control read count for the first replicat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rc_ctrl2</text:p>
          </table:table-cell>
          <table:table-cell table:style-name="ce22" office:value-type="string">
            <text:p>Control read count for the 2nd replicate</text:p>
          </table:table-cell>
          <table:table-cell table:number-columns-repeated="6"/>
        </table:table-row>
        <table:table-row table:style-name="ro4">
          <table:table-cell table:style-name="ce16" office:value-type="string">
            <text:p>overlap_names</text:p>
          </table:table-cell>
          <table:table-cell table:style-name="ce22" office:value-type="string">
            <text:p>TAIR identifiers (comma separated) of annotated genes overlapping with the center of the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overlap_types</text:p>
          </table:table-cell>
          <table:table-cell table:style-name="ce22" office:value-type="string">
            <text:p>Sequence Ontology types (exon, UTR, etc.) of annotation objects overlapping with the center of the region</text:p>
          </table:table-cell>
          <table:table-cell table:number-columns-repeated="6"/>
        </table:table-row>
        <table:table-row table:style-name="ro4">
          <table:table-cell table:style-name="ce16" office:value-type="string">
            <text:p>up_names</text:p>
          </table:table-cell>
          <table:table-cell table:style-name="ce22" office:value-type="string">
            <text:p>TAIR identifier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up_dist</text:p>
          </table:table-cell>
          <table:table-cell table:style-name="ce22" office:value-type="string">
            <text:p>Distance in base pairs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up_strands</text:p>
          </table:table-cell>
          <table:table-cell table:style-name="ce22" office:value-type="string">
            <text:p>Strand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16" office:value-type="string">
            <text:p>down_names</text:p>
          </table:table-cell>
          <table:table-cell table:style-name="ce22" office:value-type="string">
            <text:p>TAIR identifier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style-name="ce4" office:value-type="string">
            <text:p>down_dist</text:p>
          </table:table-cell>
          <table:table-cell table:style-name="ce22" office:value-type="string">
            <text:p>Distance in base pairs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down_strands</text:p>
          </table:table-cell>
          <table:table-cell table:style-name="ce24" office:value-type="string">
            <text:p>Strand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7" office:value-type="string">
            <text:p>ChIP_Seq_GSE46986</text:p>
          </table:table-cell>
          <table:table-cell table:style-name="ce21" office:value-type="string">
            <text:p>AP1-GR system with SEP3-specific antibodies and AP1 antibodies</text:p>
          </table:table-cell>
          <table:table-cell table:number-columns-repeated="6"/>
        </table:table-row>
        <table:table-row table:style-name="ro4">
          <table:table-cell table:style-name="ce4" office:value-type="string">
            <text:p>Peak_name_GSM1142624_SEP3_4days</text:p>
          </table:table-cell>
          <table:table-cell table:style-name="ce22" office:value-type="string">
            <text:p>The material was collect 4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6_GSM1142624_SEP3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name_GSM1142625_SEP3_8days</text:p>
          </table:table-cell>
          <table:table-cell table:style-name="ce22" office:value-type="string">
            <text:p>The material was collect 8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6_GSM1142625_SEP3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name_GSM1142627_AP1_4days</text:p>
          </table:table-cell>
          <table:table-cell table:style-name="ce23" office:value-type="string">
            <text:p>The material was collect 4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6_GSM1142627_AP1_4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name_GSM1142628_AP1_8days</text:p>
          </table:table-cell>
          <table:table-cell table:style-name="ce23" office:value-type="string">
            <text:p>The material was collect 8 days after treatment of 1 uM DEX</text:p>
          </table:table-cell>
          <table:table-cell table:number-columns-repeated="6"/>
        </table:table-row>
        <table:table-row table:style-name="ro4">
          <table:table-cell table:style-name="ce4" office:value-type="string">
            <text:p>chr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tart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end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peak_summit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pvalue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fold_enrichment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Minus_log10_qvalue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1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2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3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4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4" office:value-type="string">
            <text:p>gene_5_GSM1142628_AP1_8days</text:p>
          </table:table-cell>
          <table:table-cell table:style-name="ce22"/>
          <table:table-cell table:number-columns-repeated="6"/>
        </table:table-row>
        <table:table-row table:style-name="ro4">
          <table:table-cell table:style-name="ce5" office:value-type="string">
            <text:p>gene_6_GSM1142628_AP1_8days</text:p>
          </table:table-cell>
          <table:table-cell table:style-name="ce24"/>
          <table:table-cell table:number-columns-repeated="6"/>
        </table:table-row>
        <table:table-row table:style-name="ro4" table:number-rows-repeated="104834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Feuille2" table:style-name="ta1">
        <table:table-column table:style-name="co8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AB250579</meta:initial-creator>
    <meta:creation-date>2017-05-11T16:45:49</meta:creation-date>
    <dc:date>2017-05-22T09:03:08</dc:date>
    <dc:creator>Adrien AB250579</dc:creator>
    <meta:editing-duration>P2DT16H1M15S</meta:editing-duration>
    <meta:editing-cycles>49</meta:editing-cycles>
    <meta:generator>LibreOffice/3.5$Linux_X86_64 LibreOffice_project/350m1$Build-2</meta:generator>
    <meta:document-statistic meta:table-count="3" meta:cell-count="340" meta:object-count="0"/>
  </office:meta>
</office:document-meta>
</file>